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347153F47E6CF686CCC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Изображение 1" draw:style-name="gr1" draw:text-style-name="P1" svg:width="205.7mm" svg:height="179.03mm" svg:x="107.52mm" svg:y="0mm">
            <draw:image xlink:href="Pictures/10000000000003C400000347153F47E6CF686CC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, Ньютон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[.B1]*[.B2]*(3*[.B3]*[.B3]-4*[.B2]*[.B2])/48*[.B5]" office:value-type="float" office:value="12.6232877604167" calcext:value-type="float">
            <text:p>12,6232877604167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93.7" calcext:value-type="float">
            <text:p>19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9:44:44.684000000</meta:creation-date>
    <dc:date>2018-08-31T09:55:04.377000000</dc:date>
    <meta:editing-duration>PT10M29S</meta:editing-duration>
    <meta:editing-cycles>2</meta:editing-cycles>
    <meta:generator>LibreOffice/5.2.2.2$Windows_x86 LibreOffice_project/8f96e87c890bf8fa77463cd4b640a2312823f3ad</meta:generator>
    <meta:document-statistic meta:table-count="1" meta:cell-count="10" meta:object-count="1"/>
  </office:meta>
</office:document-meta>
</file>